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sInvoker.getTrustStor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Invoker.getKey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Invoker.transform( MessageExchange exchange , NormalizedMessage in , NormalizedMessage ou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HttpsInvoker.getHttp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Invoker.setHttpClient( HttpClient httpCl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sHttpSSLSocketFactory.CommonsHttpSSLSocketFactory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HttpsInvoker.setTrustStorePassword( String trustStore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Invoker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sInvoker.isDefaultIn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Invoker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ttpsInvoker.getAlgorith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Invoker.setKeyStore( String key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Invoker.setKeyStoreType( String keyStor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Invoker.getKey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Invoker.set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sHttpSSLSocketFactory.createSocket( Socket socket , String host , int port , boolean autoCl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Invoker.setProtocol( String proto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Invoker.setDefaultInOut( boolean defaultIn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Invoker.setAlgorithm( String algorith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Invoker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Invoker.get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Invoker.setMarshaler( HttpClientMarshaler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sHttpSSLSocketFactory.createSocket( String host , int port , InetAddress localAddress , int local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Invoker.setTrustStore( String trust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sHttpSSLSocketFactory.createSocket( String host , int port , InetAddress localAddress , int localPort , HttpConnectionParams 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mmonsHttpSSLSocketFactory.createSocket( String host ,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Invoker.setTrustStoreType( String trustStor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Invoker.setKeyPassword( String key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Invoker.getKeyStor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Invoker.getTrustStore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Invoker.setKeyStorePassword( String keyStore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Invoker.getTrust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Invoker.get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Invoker.getKeyStore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